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ssPollingComponent.setLastPolledDate( Date lastPolled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sPollingComponent.setUrlStrings( List urlStr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sPollingComponent.setOutputType( String outpu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sPollingComponent.getUrlStr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sPollingComponent.getLastPolled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sPollingComponent.getLastesEntri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ssPollingComponent.getOutpu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sPollingComponent.pol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RssPollingComponent.ini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